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8d34" officeooo:paragraph-rsid="000c8d34"/>
    </style:style>
    <style:style style:name="P2" style:family="paragraph" style:parent-style-name="Standard">
      <style:text-properties officeooo:rsid="000c8d34" officeooo:paragraph-rsid="002484e9"/>
    </style:style>
    <style:style style:name="P3" style:family="paragraph" style:parent-style-name="Standard">
      <style:text-properties officeooo:rsid="000e43a1" officeooo:paragraph-rsid="000e43a1"/>
    </style:style>
    <style:style style:name="P4" style:family="paragraph" style:parent-style-name="Standard">
      <style:text-properties officeooo:rsid="000e43a1" officeooo:paragraph-rsid="001367e2"/>
    </style:style>
    <style:style style:name="P5" style:family="paragraph" style:parent-style-name="Standard">
      <style:text-properties officeooo:rsid="001009dd" officeooo:paragraph-rsid="001009dd"/>
    </style:style>
    <style:style style:name="P6" style:family="paragraph" style:parent-style-name="Standard">
      <style:text-properties officeooo:rsid="0016ac33" officeooo:paragraph-rsid="0016ac33"/>
    </style:style>
    <style:style style:name="P7" style:family="paragraph" style:parent-style-name="Standard">
      <style:text-properties fo:language="en" fo:country="US" officeooo:rsid="0017ac86" officeooo:paragraph-rsid="0017ac86"/>
    </style:style>
    <style:style style:name="P8" style:family="paragraph" style:parent-style-name="Standard">
      <style:text-properties fo:language="en" fo:country="US" officeooo:rsid="001c14a5" officeooo:paragraph-rsid="001c14a5"/>
    </style:style>
    <style:style style:name="P9" style:family="paragraph" style:parent-style-name="Standard">
      <style:text-properties fo:language="en" fo:country="US" officeooo:rsid="00245b9c" officeooo:paragraph-rsid="00272529"/>
    </style:style>
    <style:style style:name="P10" style:family="paragraph" style:parent-style-name="Standard">
      <style:text-properties fo:language="en" fo:country="US" officeooo:rsid="0024748f" officeooo:paragraph-rsid="0029ad66"/>
    </style:style>
    <style:style style:name="P11" style:family="paragraph" style:parent-style-name="Standard">
      <style:text-properties fo:language="en" fo:country="US" officeooo:rsid="002484e9" officeooo:paragraph-rsid="00272529"/>
    </style:style>
    <style:style style:name="P12" style:family="paragraph" style:parent-style-name="Standard">
      <style:text-properties fo:language="en" fo:country="US" officeooo:rsid="00272529" officeooo:paragraph-rsid="00272529"/>
    </style:style>
    <style:style style:name="P13" style:family="paragraph" style:parent-style-name="Standard">
      <style:text-properties fo:language="en" fo:country="US" officeooo:rsid="0028c528" officeooo:paragraph-rsid="0028c528"/>
    </style:style>
    <style:style style:name="P14" style:family="paragraph" style:parent-style-name="Standard">
      <style:text-properties fo:language="en" fo:country="US" officeooo:rsid="0029ad66" officeooo:paragraph-rsid="0029ad66"/>
    </style:style>
    <style:style style:name="P15" style:family="paragraph" style:parent-style-name="Standard">
      <style:text-properties fo:language="lt" fo:country="LT" officeooo:rsid="000c8d34" officeooo:paragraph-rsid="000c8d34"/>
    </style:style>
    <style:style style:name="P16" style:family="paragraph" style:parent-style-name="Standard">
      <style:text-properties fo:language="lt" fo:country="LT" officeooo:rsid="001009dd" officeooo:paragraph-rsid="000c8d34"/>
    </style:style>
    <style:style style:name="P17" style:family="paragraph" style:parent-style-name="Standard">
      <style:text-properties fo:language="lt" fo:country="LT" officeooo:rsid="000e43a1" officeooo:paragraph-rsid="000e43a1"/>
    </style:style>
    <style:style style:name="P18" style:family="paragraph" style:parent-style-name="Standard">
      <style:text-properties fo:language="lt" fo:country="LT" officeooo:rsid="000e43a1" officeooo:paragraph-rsid="000fc8b7"/>
    </style:style>
    <style:style style:name="P19" style:family="paragraph" style:parent-style-name="Standard">
      <style:text-properties fo:language="lt" fo:country="LT" officeooo:rsid="000fc8b7" officeooo:paragraph-rsid="000fc8b7"/>
    </style:style>
    <style:style style:name="P20" style:family="paragraph" style:parent-style-name="Standard">
      <style:text-properties fo:language="lt" fo:country="LT" officeooo:rsid="000fc8b7" officeooo:paragraph-rsid="000e43a1"/>
    </style:style>
    <style:style style:name="P21" style:family="paragraph" style:parent-style-name="Standard">
      <style:text-properties fo:language="lt" fo:country="LT" officeooo:rsid="0018bf8b" officeooo:paragraph-rsid="0018bf8b"/>
    </style:style>
    <style:style style:name="P22" style:family="paragraph" style:parent-style-name="Standard">
      <style:text-properties fo:language="lt" fo:country="LT" officeooo:rsid="0017ac86" officeooo:paragraph-rsid="0017ac86"/>
    </style:style>
    <style:style style:name="P23" style:family="paragraph" style:parent-style-name="Standard">
      <style:text-properties fo:language="lt" fo:country="LT" officeooo:rsid="001c14a5" officeooo:paragraph-rsid="001c14a5"/>
    </style:style>
    <style:style style:name="P24" style:family="paragraph" style:parent-style-name="Standard">
      <style:text-properties fo:language="lt" fo:country="LT" officeooo:rsid="001c14a5" officeooo:paragraph-rsid="00272529"/>
    </style:style>
    <style:style style:name="P25" style:family="paragraph" style:parent-style-name="Standard">
      <style:text-properties fo:language="lt" fo:country="LT" officeooo:rsid="001c14a5" officeooo:paragraph-rsid="001ab87d"/>
    </style:style>
    <style:style style:name="P26" style:family="paragraph" style:parent-style-name="Standard">
      <style:text-properties fo:language="lt" fo:country="LT" officeooo:rsid="001f2235" officeooo:paragraph-rsid="001f2235"/>
    </style:style>
    <style:style style:name="P27" style:family="paragraph" style:parent-style-name="Standard">
      <style:text-properties fo:language="lt" fo:country="LT" officeooo:rsid="001d7b74" officeooo:paragraph-rsid="001c14a5"/>
    </style:style>
    <style:style style:name="P28" style:family="paragraph" style:parent-style-name="Standard">
      <style:text-properties fo:language="lt" fo:country="LT" officeooo:rsid="001d7b74" officeooo:paragraph-rsid="001d7b74"/>
    </style:style>
    <style:style style:name="P29" style:family="paragraph" style:parent-style-name="Standard">
      <style:text-properties fo:language="lt" fo:country="LT" officeooo:rsid="0028c528" officeooo:paragraph-rsid="0028c528"/>
    </style:style>
    <style:style style:name="P30" style:family="paragraph" style:parent-style-name="Standard">
      <style:paragraph-properties fo:break-before="page"/>
      <style:text-properties fo:language="lt" fo:country="LT" officeooo:rsid="001ab87d" officeooo:paragraph-rsid="001ab87d"/>
    </style:style>
    <style:style style:name="P31" style:family="paragraph" style:parent-style-name="Standard">
      <style:text-properties fo:language="lt" fo:country="LT" officeooo:rsid="0028c528" officeooo:paragraph-rsid="0028c528"/>
    </style:style>
    <style:style style:name="P32" style:family="paragraph" style:parent-style-name="Standard">
      <style:text-properties fo:language="lt" fo:country="LT" officeooo:rsid="00272529" officeooo:paragraph-rsid="00272529"/>
    </style:style>
    <style:style style:name="P33" style:family="paragraph" style:parent-style-name="Standard">
      <style:text-properties fo:language="lt" fo:country="LT" officeooo:rsid="00213bd1" officeooo:paragraph-rsid="00272529"/>
    </style:style>
    <style:style style:name="P34" style:family="paragraph" style:parent-style-name="Standard">
      <style:text-properties fo:language="lt" fo:country="LT" officeooo:rsid="00245b9c" officeooo:paragraph-rsid="00272529"/>
    </style:style>
    <style:style style:name="P35" style:family="paragraph" style:parent-style-name="Standard">
      <style:text-properties fo:language="lt" fo:country="LT" officeooo:rsid="0024748f" officeooo:paragraph-rsid="0029ad66"/>
    </style:style>
    <style:style style:name="P36" style:family="paragraph" style:parent-style-name="Standard">
      <style:text-properties fo:language="lt" fo:country="LT" officeooo:rsid="002a1169" officeooo:paragraph-rsid="002a1169"/>
    </style:style>
    <style:style style:name="T1" style:family="text">
      <style:text-properties fo:language="lt" fo:country="LT"/>
    </style:style>
    <style:style style:name="T2" style:family="text">
      <style:text-properties fo:language="lt" fo:country="LT" officeooo:rsid="001009dd"/>
    </style:style>
    <style:style style:name="T3" style:family="text">
      <style:text-properties fo:language="lt" fo:country="LT" officeooo:rsid="0011fb36"/>
    </style:style>
    <style:style style:name="T4" style:family="text">
      <style:text-properties fo:language="lt" fo:country="LT" officeooo:rsid="001367e2"/>
    </style:style>
    <style:style style:name="T5" style:family="text">
      <style:text-properties fo:language="lt" fo:country="LT" officeooo:rsid="0016ac33"/>
    </style:style>
    <style:style style:name="T6" style:family="text">
      <style:text-properties fo:language="lt" fo:country="LT" officeooo:rsid="0018bf8b"/>
    </style:style>
    <style:style style:name="T7" style:family="text">
      <style:text-properties fo:language="lt" fo:country="LT" officeooo:rsid="0029904b"/>
    </style:style>
    <style:style style:name="T8" style:family="text">
      <style:text-properties fo:language="en" fo:country="US" officeooo:rsid="001009dd"/>
    </style:style>
    <style:style style:name="T9" style:family="text">
      <style:text-properties officeooo:rsid="0018bf8b"/>
    </style:style>
    <style:style style:name="T10" style:family="text">
      <style:text-properties officeooo:rsid="002484e9"/>
    </style:style>
    <style:style style:name="T11" style:family="text">
      <style:text-properties officeooo:rsid="00272529"/>
    </style:style>
    <style:style style:name="T12" style:family="text">
      <style:text-properties officeooo:rsid="0029ad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si BlockingQueue ir BlockingDeque<text:line-break/>yra boolean “fair” parametras kuris nusako ar naudoti FIFO tvark<text:span text:style-name="T1">ą, jeigu ne- tada naudoja nerūšiuotą tvarką.<text:line-break/></text:span></text:p>
      <text:p text:style-name="P1"><text:span text:style-name="T2">Rekomenduotinas</text:span><text:span text:style-name="T8"> metodas yra “poll”, nes galima nustatyti timeout, t.y. kiek laiko bandys i</text:span><text:span text:style-name="T2">štraukti elementą. Jeigu norite, kad bandytų tol, kol gausis, reikia naudoti „take“ metodą. „</text:span><text:span text:style-name="T5">p</text:span><text:span text:style-name="T2">oll“ ekvivalentus įdėjimo metodas yra „offer“, o „take“ ekvivalentus yra „put“.</text:span></text:p>
      <text:p text:style-name="P16"/>
      <text:p text:style-name="P6"><text:span text:style-name="T2">N</text:span><text:span text:style-name="T1">audoti „put“ ir „take“ atsargiai, nes šie metodai stabdo visą gijos veiklą iki tol, kol jie yra įvykdomi.</text:span></text:p>
      <text:p text:style-name="P16"/>
      <text:p text:style-name="P5"><text:span text:style-name="T2">J</text:span><text:span text:style-name="T1">eigu šis konteineris yra naudojamas </text:span><text:span text:style-name="T3">ne vienos gijos aplinkoje, yra saugūs metodai „add“ ir „remove“.</text:span></text:p>
      <text:p text:style-name="P15"/>
      <text:p text:style-name="P1"/>
      <text:p text:style-name="P3"><text:span text:style-name="T1">Jeigu žinome kaip veikia pradiniai Konteineriai, tai jų Concurrent analogai veikia panašiai kaip ir ArrayBlockingQeue. T.y. <text:line-break/>LinkedBlockingDeque, LinkedBlockingQueue ir PriorityBlockingQueue visi blokuoja modifikacijas ir </text:span><text:span text:style-name="T6">sustato</text:span><text:span text:style-name="T1"> veiksm</text:span><text:span text:style-name="T6">us į</text:span><text:span text:style-name="T1"> eilę kuri</text:span><text:span text:style-name="T6">e</text:span><text:span text:style-name="T1"> tada yra vykdom</text:span><text:span text:style-name="T6">i</text:span><text:span text:style-name="T1"> po vieną, tam tikra nurodyta tvarka.</text:span></text:p>
      <text:p text:style-name="P17">(demo)</text:p>
      <text:p text:style-name="P17"/>
      <text:p text:style-name="P17">Įdomios išimtys:</text:p>
      <text:p text:style-name="P17"><text:line-break/>DelayQueue</text:p>
      <text:p text:style-name="P17"/>
      <text:p text:style-name="P4"><text:span text:style-name="T1">Į ją keliami nariai turi implementuoti „Delayed“ interface’ą. </text:span><text:span text:style-name="T3">Juos galima paiimti tik jeigu jų „galiojimo laikas pasibaigė“</text:span></text:p>
      <text:p text:style-name="P4"><text:span text:style-name="T4">Iš esmės, čia yra kaip ir PriorityBlockingQueue, bet elementų rūšiavimo tvarką nusako galiojimo laikas.</text:span><text:span text:style-name="T1"><text:line-break/>(demo)</text:span></text:p>
      <text:p text:style-name="P17"/>
      <text:p text:style-name="P18">SynchronousQueue<text:line-break/><text:line-break/>Tai nelabai galima vadinti eile, tai panašiau į susitikimo tašką. </text:p>
      <text:p text:style-name="P19">Veikimo principas:</text:p>
      <text:p text:style-name="P20"><text:tab/>Panašu kaip padavėjas restorane. Užsakymą atneša po to kada klientas užsisako, o ne prieš tai. T.y. Šioje eilėje negalima pridėti elementų, jeigu nėra kam juos pasiimti. Užsakymų gali būti bet kiek, tačiau juos įvykdo po vieną.</text:p>
      <text:p text:style-name="P19">(demo)</text:p>
      <text:p text:style-name="P19"/>
      <text:p text:style-name="P7">TransferQueue<text:line-break/><text:line-break/>Gali pilnai veikti kaip BlockingQueue, ta<text:span text:style-name="T1">čiau jos prasmė yra netokia.<text:line-break/>Yra metodas „transfer“ arba „tryTransfer“ kuris veikia panašiai kaip ir SynchronousQueue, tačiau atvirkščiai. T.y. Padavėjas atneša jūsų užsakymą prieš jums jį užsisakant, </text:span><text:span text:style-name="T9">ir laukia kol </text:span><text:span text:style-name="T6">savo užsakymą pasiimsite.</text:span></text:p>
      <text:p text:style-name="P21">(demo)</text:p>
      <text:p text:style-name="P22"/>
      <text:p text:style-name="P30">CopyOnWriteArrayList ir CopyOnWriteArraySet<text:line-break/>Iš pavadinimo yra akivaizdu kaip šie konteineiriai veikia. Kopijuoja visą turinį modifikavimo metu. Taip pat, iteratoriaus gražinamos reikšmės nekinta jo gyvavimo metu. T.y., jeigu yra sukuriamas iteratorius, tai net ir jeigu jo konteinerio reikšmės kinta, tai neatsispindi iteratoriuje.</text:p>
      <text:p text:style-name="P25"/>
      <text:p text:style-name="P26">ConcurrentHashMap ir ConcurrentNavigableMap</text:p>
      <text:p text:style-name="P23"/>
      <text:p text:style-name="P8">N<text:span text:style-name="T1">eturi neįprastų metodų</text:span></text:p>
      <text:p text:style-name="P27"/>
      <text:p text:style-name="P28">Fail-fast tipo iteratoriai nekopijuoja jų sukūrimo metu esančių elementų</text:p>
      <text:p text:style-name="P28"/>
      <text:p text:style-name="P11">Mis<text:span text:style-name="T11">c</text:span></text:p>
      <text:p text:style-name="P13"/>
      <text:p text:style-name="P29">Exchanger</text:p>
      <text:p text:style-name="P29">2 thredai gali apsikeisti reikšmėmis, vienas kito palaukiank kiek reikia.</text:p>
      <text:p text:style-name="P29"/>
      <text:p text:style-name="P13">CountDownLatch </text:p>
      <text:p text:style-name="P13">galima vykdyti u<text:span text:style-name="T1">žduotį po kada reikšmė yra 0</text:span></text:p>
      <text:p text:style-name="P29">negalima resetinti</text:p>
      <text:p text:style-name="P29"/>
      <text:p text:style-name="P29">CyclicBarrier</text:p>
      <text:p text:style-name="P29">Barjeras laukia norodyto kiekio thredų užsiregistravimo, ir tik kada tas kiekis atvyko, paleidžia visas laukiančias</text:p>
      <text:p text:style-name="P29">galima resetinti</text:p>
      <text:p text:style-name="P29"/>
      <text:p text:style-name="P29">Phaser</text:p>
      <text:p text:style-name="P29">Kaip cyclicBarrier, tik thredų skaičius, kuris dalyvaus vieno berjero prasiveržimo fazėje kinta dinamiškai</text:p>
      <text:p text:style-name="P12"/>
      <text:p text:style-name="P13">Lock</text:p>
      <text:p text:style-name="P32">ReadWrite lock yra užrakto mechanizmas, kurį galima naudoti norint synchronizuoti rašymą ir skaitymą</text:p>
      <text:p text:style-name="P32">Reenterant lock yra specialus užraktas, kuri veikia, netgi jeigu tas pats thread užrakina kelis kartus. </text:p>
      <text:p text:style-name="P33"/>
      <text:p text:style-name="P33">Atomic Kintamieji nesiskiria nuo kintamūjų su volatile modifikatoriumi skaitymo prasme, tačiau jų metodai yra atliekami atomiškai, t. y. <text:s/>neskaidoma operacija. Jeigu procesorius leidžia, tada naudojamos tam tikros procesoriaus komandos, jeigu ne – naudojami užraktai.</text:p>
      <text:p text:style-name="P24"/>
      <text:p text:style-name="P9">AtomicFieldUpdater naudoja reflection mechanizm<text:span text:style-name="T1">ą, kada rekia ne visai klasei, bet kartai</text:span><text:span text:style-name="T10">s</text:span><text:span text:style-name="T1"> kažkoriems laukams atominių operacijų.</text:span></text:p>
      <text:p text:style-name="P34"/>
      <text:p text:style-name="P35">AtomicMarkableReference ir AtomicStampedReference reikalingi išspręsti A-B-A problemą, kada yra tikrinama ir reikšmė pakito, bet kažkoks kitas thread ją spėjo pakeisti ir sugrąžinti į pradinę tarp tikrinimų.</text:p>
      <text:p text:style-name="P35"/>
      <text:p text:style-name="P36">Pools ir executors</text:p>
      <text:p text:style-name="P35"/>
      <text:p text:style-name="P10"><text:span text:style-name="T12">CompletableFuture </text:span><text:span text:style-name="T7">Naudojamas Reactive Programin</text:span><text:span text:style-name="T12">g</text:span></text:p>
      <text:p text:style-name="P14">CountedCompleter naudojamas Fork-join <text:span text:style-name="T1">užduotyse</text:span> kur rei<text:span text:style-name="T1">kia sekti laukiančias ir įvykusias užduot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9:39:56.367000000</meta:creation-date>
    <dc:date>2017-02-27T02:56:06.237000000</dc:date>
    <meta:editing-duration>PT3H21M56S</meta:editing-duration>
    <meta:editing-cycles>18</meta:editing-cycles>
    <meta:generator>LibreOffice/5.2.0.4$Windows_x86 LibreOffice_project/066b007f5ebcc236395c7d282ba488bca6720265</meta:generator>
    <meta:document-statistic meta:table-count="0" meta:image-count="0" meta:object-count="0" meta:page-count="2" meta:paragraph-count="40" meta:word-count="485" meta:character-count="3686" meta:non-whitespace-character-count="3230"/>
  </office:meta>
</office:document-meta>
</file>